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text-properties fo:color="#000000" fo:font-weight="bold" style:font-weight-asian="bold" style:font-weight-complex="bold"/>
    </style:style>
    <style:style style:name="P2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color="#000000" fo:font-weight="bold" style:font-weight-asian="bold" style:font-weight-complex="bold"/>
    </style:style>
    <style:style style:name="P3" style:family="paragraph" style:parent-style-name="Normal">
      <loext:graphic-properties draw:fill="solid" draw:fill-color="#ffffff" draw:opacity="100%"/>
      <style:paragraph-properties fo:margin-left="0.635cm" fo:margin-right="0cm" fo:text-indent="0cm" style:auto-text-indent="false" fo:background-color="#ffffff">
        <style:tab-stops/>
      </style:paragraph-properties>
      <style:text-properties fo:color="#000000" fo:font-weight="bold" style:font-weight-asian="bold" style:font-weight-complex="bold"/>
    </style:style>
    <style:style style:name="P4" style:family="paragraph" style:parent-style-name="Normal">
      <loext:graphic-properties draw:fill="solid" draw:fill-color="#ffffff" draw:opacity="100%"/>
      <style:paragraph-properties fo:margin-top="0cm" fo:margin-bottom="0.635cm" loext:contextual-spacing="false" fo:background-color="#ffffff"/>
      <style:text-properties fo:color="#000000" fo:font-weight="bold" style:font-weight-asian="bold" style:font-weight-complex="bold"/>
    </style:style>
    <style:style style:name="P5" style:family="paragraph" style:parent-style-name="Normal">
      <loext:graphic-properties draw:fill="solid" draw:fill-color="#ffffff" draw:opacity="100%"/>
      <style:paragraph-properties fo:margin-left="1.27cm" fo:margin-right="0cm" fo:text-indent="0cm" style:auto-text-indent="false" fo:background-color="#ffffff">
        <style:tab-stops/>
      </style:paragraph-properties>
      <style:text-properties fo:color="#000000" fo:font-weight="bold" style:font-weight-asian="bold" style:font-weight-complex="bold"/>
    </style:style>
    <style:style style:name="P6" style:family="paragraph" style:parent-style-name="Normal">
      <loext:graphic-properties draw:fill="solid" draw:fill-color="#ffffff" draw:opacity="100%"/>
      <style:paragraph-properties fo:margin-left="3.175cm" fo:margin-right="0cm" fo:margin-top="0cm" fo:margin-bottom="0.635cm" loext:contextual-spacing="false" fo:text-indent="0cm" style:auto-text-indent="false" fo:background-color="#ffffff">
        <style:tab-stops/>
      </style:paragraph-properties>
      <style:text-properties fo:color="#000000" fo:font-weight="bold" style:font-weight-asian="bold" style:font-weight-complex="bold"/>
    </style:style>
    <style:style style:name="P7" style:family="paragraph" style:parent-style-name="Normal">
      <style:paragraph-properties fo:margin-top="0cm" fo:margin-bottom="0.282cm" loext:contextual-spacing="false" fo:line-height="107%" fo:break-before="page"/>
      <style:text-properties fo:color="#000000" fo:font-weight="bold" style:font-weight-asian="bold" style:font-weight-complex="bold"/>
    </style:style>
    <style:style style:name="P8" style:family="paragraph" style:parent-style-name="List_20_Paragraph" style:list-style-name="L1">
      <loext:graphic-properties draw:fill="solid" draw:fill-color="#ffffff" draw:opacity="100%"/>
      <style:paragraph-properties fo:background-color="#ffffff"/>
      <style:text-properties fo:color="#000000" fo:font-weight="bold" style:font-weight-asian="bold" style:font-weight-complex="bold"/>
    </style:style>
    <style:style style:name="P9" style:family="paragraph" style:parent-style-name="Normal" style:master-page-name="MP0">
      <style:paragraph-properties fo:text-align="center" style:justify-single-word="false" style:page-number="auto" fo:break-before="page"/>
      <style:text-properties fo:color="#000000" fo:font-size="20pt" fo:font-weight="bold" style:font-size-asian="20pt" style:font-weight-asian="bold" style:font-size-complex="20pt" style:font-weight-complex="bold"/>
    </style:style>
    <style:style style:name="P10" style:family="paragraph" style:parent-style-name="Normal" style:list-style-name="L1">
      <style:text-properties fo:color="#000000" fo:font-weight="bold" style:font-weight-asian="bold" style:font-weight-complex="bold"/>
    </style:style>
    <style:style style:name="P11" style:family="paragraph" style:parent-style-name="Normal" style:list-style-name="L1">
      <loext:graphic-properties draw:fill="solid" draw:fill-color="#ffffff" draw:opacity="100%"/>
      <style:paragraph-properties fo:background-color="#ffffff"/>
      <style:text-properties fo:color="#000000" fo:font-weight="bold" style:font-weight-asian="bold" style:font-weight-complex="bold"/>
    </style:style>
    <style:style style:name="P12" style:family="paragraph" style:parent-style-name="Normal" style:list-style-name="L2">
      <loext:graphic-properties draw:fill="solid" draw:fill-color="#ffffff" draw:opacity="100%"/>
      <style:paragraph-properties fo:background-color="#ffffff"/>
      <style:text-properties fo:color="#000000" fo:font-weight="bold" style:font-weight-asian="bold" style:font-weight-complex="bold"/>
    </style:style>
    <style:style style:name="P13" style:family="paragraph" style:parent-style-name="Normal" style:list-style-name="L1">
      <loext:graphic-properties draw:fill="solid" draw:fill-color="#ffffff" draw:opacity="100%"/>
      <style:paragraph-properties fo:margin-top="0cm" fo:margin-bottom="0.847cm" loext:contextual-spacing="false" fo:background-color="#ffffff"/>
      <style:text-properties fo:color="#000000" fo:font-weight="bold" style:font-weight-asian="bold" style:font-weight-complex="bold"/>
    </style:style>
    <style:style style:name="P14" style:family="paragraph" style:parent-style-name="Normal" style:list-style-name="L1">
      <loext:graphic-properties draw:fill="solid" draw:fill-color="#ffffff" draw:opacity="100%"/>
      <style:paragraph-properties fo:margin-top="0cm" fo:margin-bottom="0.635cm" loext:contextual-spacing="false" fo:background-color="#ffffff"/>
      <style:text-properties fo:color="#000000" fo:font-weight="bold" style:font-weight-asian="bold" style:font-weight-complex="bold"/>
    </style:style>
    <style:style style:name="P15" style:family="paragraph" style:parent-style-name="Normal" style:list-style-name="L2">
      <loext:graphic-properties draw:fill="solid" draw:fill-color="#ffffff" draw:opacity="100%"/>
      <style:paragraph-properties fo:margin-top="0cm" fo:margin-bottom="0.635cm" loext:contextual-spacing="false" fo:background-color="#ffffff"/>
      <style:text-properties fo:color="#000000" fo:font-weight="bold" style:font-weight-asian="bold" style:font-weight-complex="bold"/>
    </style:style>
    <text:list-style style:name="L1">
      <text:list-level-style-number text:level="1" text:style-name="WW_5f_CharLFO1LVL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1LVL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1LVL3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1LVL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1LVL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1LVL6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1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1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1LVL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2LVL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2LVL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2LVL3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2LVL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2LVL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2LVL6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2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2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2LVL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JAVA ASSIGNMENTS</text:p>
      <text:p text:style-name="P1"/>
      <text:p text:style-name="P1"/>
      <text:p text:style-name="P1"/>
      <text:p text:style-name="P1"/>
      <text:list xml:id="list4062644320" text:style-name="L1">
        <text:list-item>
          <text:p text:style-name="P10">Write a program to cover all Java OOPS concepts. Topics need to cover: </text:p>
        </text:list-item>
      </text:list>
      <text:p text:style-name="P2"/>
      <text:list xml:id="list102924030718583" text:continue-numbering="true" text:style-name="L1">
        <text:list-item>
          <text:list>
            <text:list-item>
              <text:p text:style-name="P10">Class and Object</text:p>
            </text:list-item>
            <text:list-item>
              <text:p text:style-name="P11">Class constructor</text:p>
            </text:list-item>
            <text:list-item>
              <text:p text:style-name="P11">Polymorphism</text:p>
            </text:list-item>
            <text:list-item>
              <text:p text:style-name="P11">Method overloading</text:p>
            </text:list-item>
            <text:list-item>
              <text:p text:style-name="P11">Method overriding</text:p>
            </text:list-item>
            <text:list-item>
              <text:p text:style-name="P11">Inheritance</text:p>
            </text:list-item>
            <text:list-item>
              <text:p text:style-name="P11">Interface</text:p>
            </text:list-item>
            <text:list-item>
              <text:p text:style-name="P11">Abstract class</text:p>
            </text:list-item>
            <text:list-item>
              <text:p text:style-name="P11">Abstraction and Encapsulation</text:p>
            </text:list-item>
            <text:list-item>
              <text:p text:style-name="P11">Composition and Aggregation</text:p>
            </text:list-item>
            <text:list-item>
              <text:p text:style-name="P13">Generalization and Specialization</text:p>
            </text:list-item>
          </text:list>
        </text:list-item>
        <text:list-item>
          <text:p text:style-name="P11">Design a Java program that performs various string operations and uses control statements for user input validation. The program should allow the user to perform the following operations:</text:p>
        </text:list-item>
      </text:list>
      <text:p text:style-name="P3"/>
      <text:list xml:id="list102923761741057" text:continue-numbering="true" text:style-name="L1">
        <text:list-item>
          <text:list>
            <text:list-item>
              <text:p text:style-name="P11">Concatenate Strings: The user can enter two strings and the program should concatenate them.</text:p>
            </text:list-item>
            <text:list-item>
              <text:p text:style-name="P11">Find Length of a String: The user can enter a string, and the program should display its length.</text:p>
            </text:list-item>
            <text:list-item>
              <text:p text:style-name="P11">Convert to Uppercase and Lowercase: The user can enter a string, and the program should display it in both uppercase and lowercase.</text:p>
            </text:list-item>
            <text:list-item>
              <text:p text:style-name="P11">Extract Substring: The user can enter a string and specify the starting and ending index, and the program should extract and display the substring.</text:p>
            </text:list-item>
            <text:list-item>
              <text:p text:style-name="P11">Split a Sentence: The user can enter a sentence, and the program should split it into words and display them.</text:p>
            </text:list-item>
            <text:list-item>
              <text:p text:style-name="P11">Reverse a String: The user can enter a string, and the program should reverse and display it.</text:p>
            </text:list-item>
            <text:list-item>
              <text:p text:style-name="P11">Requirements:</text:p>
              <text:list>
                <text:list-item>
                  <text:p text:style-name="P11">Use control statements (if-else, switch, loops) for input validation and handling possible errors.</text:p>
                </text:list-item>
                <text:list-item>
                  <text:p text:style-name="P11">Implement a user-friendly console interface for the user to interact with the program.</text:p>
                </text:list-item>
                <text:list-item>
                  <text:p text:style-name="P14">Cover all string concepts, such as concatenation, length, uppercase and lowercase conversion, substring extraction, splitting, and reversal.</text:p>
                </text:list-item>
              </text:list>
            </text:list-item>
          </text:list>
        </text:list-item>
        <text:list-item>
          <text:p text:style-name="P11"><text:soft-page-break/>Design a Java program to cover all File related topics, demonstrating various File operations in Java. The program should allow users to perform the following tasks:</text:p>
        </text:list-item>
      </text:list>
      <text:p text:style-name="P5"/>
      <text:list xml:id="list102923518798868" text:continue-numbering="true" text:style-name="L1">
        <text:list-item>
          <text:list>
            <text:list-item>
              <text:p text:style-name="P11">Create a new directory.</text:p>
            </text:list-item>
            <text:list-item>
              <text:p text:style-name="P11">Create a new text file and write content to it.</text:p>
            </text:list-item>
            <text:list-item>
              <text:p text:style-name="P11">Read the content from an existing text file.</text:p>
            </text:list-item>
            <text:list-item>
              <text:p text:style-name="P11">Append new content to an existing text file.</text:p>
            </text:list-item>
            <text:list-item>
              <text:p text:style-name="P11">Copy the content from one text file to another.</text:p>
            </text:list-item>
            <text:list-item>
              <text:p text:style-name="P11">Delete a text file.</text:p>
            </text:list-item>
            <text:list-item>
              <text:p text:style-name="P11">List all files and directories in a given directory.</text:p>
            </text:list-item>
            <text:list-item>
              <text:p text:style-name="P11">Search for a specific file in a directory and its subdirectories.</text:p>
            </text:list-item>
            <text:list-item>
              <text:p text:style-name="P11">Rename a file.</text:p>
            </text:list-item>
            <text:list-item>
              <text:p text:style-name="P11">Get information about a file (e.g., file size, last modified time).</text:p>
            </text:list-item>
            <text:list-item>
              <text:p text:style-name="P11">Requirements:</text:p>
              <text:list>
                <text:list-item>
                  <text:p text:style-name="P11">Use File Input and Output streams for reading and writing text files.</text:p>
                </text:list-item>
                <text:list-item>
                  <text:p text:style-name="P11">Implement exception handling to handle possible errors during file operations.</text:p>
                </text:list-item>
                <text:list-item>
                  <text:p text:style-name="P14">Provide a user-friendly console interface for the user to interact with the program.</text:p>
                </text:list-item>
              </text:list>
            </text:list-item>
          </text:list>
        </text:list-item>
      </text:list>
      <text:p text:style-name="P6"/>
      <text:list xml:id="list102924764636995" text:continue-numbering="true" text:style-name="L1">
        <text:list-item>
          <text:p text:style-name="P11">Design a Java program that covers all thread-related topics, demonstrating various multithreading concepts in Java. The program should allow users to perform the following tasks:</text:p>
        </text:list-item>
      </text:list>
      <text:p text:style-name="P5"/>
      <text:list xml:id="list102923040044507" text:continue-numbering="true" text:style-name="L1">
        <text:list-item>
          <text:list>
            <text:list-item>
              <text:p text:style-name="P11">Create and start multiple threads.</text:p>
            </text:list-item>
            <text:list-item>
              <text:p text:style-name="P11">Synchronize threads to avoid race conditions and ensure data consistency.</text:p>
            </text:list-item>
            <text:list-item>
              <text:p text:style-name="P11">Use wait() and notify() to implement thread communication.</text:p>
            </text:list-item>
            <text:list-item>
              <text:p text:style-name="P11">Use sleep() to pause threads for a specified duration.</text:p>
            </text:list-item>
            <text:list-item>
              <text:p text:style-name="P11">Demonstrate thread interruption and thread termination.</text:p>
            </text:list-item>
            <text:list-item>
              <text:p text:style-name="P11">Use thread pools to manage a group of threads efficiently.</text:p>
            </text:list-item>
            <text:list-item>
              <text:p text:style-name="P11">Implement thread synchronization using locks and conditions.</text:p>
            </text:list-item>
            <text:list-item>
              <text:p text:style-name="P11">Demonstrate deadlock and ways to avoid it.</text:p>
            </text:list-item>
            <text:list-item>
              <text:p text:style-name="P11">Use thread-local variables to handle thread-specific data.</text:p>
            </text:list-item>
            <text:list-item>
              <text:p text:style-name="P11">Implement producer-consumer problem using thread synchronization.</text:p>
            </text:list-item>
            <text:list-item>
              <text:p text:style-name="P11">Use Executors and Callable to perform parallel computation and get results.</text:p>
            </text:list-item>
            <text:list-item>
              <text:p text:style-name="P11">Requirements:</text:p>
              <text:list>
                <text:list-item>
                  <text:p text:style-name="P11">Implement exception handling to handle possible errors during multithreaded operations.</text:p>
                </text:list-item>
                <text:list-item>
                  <text:p text:style-name="P14">Provide a user-friendly console interface for the user to interact with the program.</text:p>
                </text:list-item>
              </text:list>
            </text:list-item>
          </text:list>
        </text:list-item>
      </text:list>
      <text:p text:style-name="P4"><text:soft-page-break/></text:p>
      <text:p text:style-name="P4"/>
      <text:list xml:id="list102923236936282" text:continue-numbering="true" text:style-name="L1">
        <text:list-item>
          <text:p text:style-name="P11">Design a Java program to implement a Collection Management System that manages different types of collections such as lists, sets, and maps. The program should allow users to perform the following operations for each type of collection:</text:p>
        </text:list-item>
      </text:list>
      <text:p text:style-name="P5"/>
      <text:list xml:id="list102924009026320" text:continue-numbering="true" text:style-name="L1">
        <text:list-item>
          <text:list>
            <text:list-item>
              <text:p text:style-name="P11">Lists:</text:p>
              <text:list>
                <text:list-item>
                  <text:p text:style-name="P11">Add an element: The user can add an element to the list.</text:p>
                </text:list-item>
                <text:list-item>
                  <text:p text:style-name="P11">Remove an element: The user can remove an element from the list.</text:p>
                </text:list-item>
                <text:list-item>
                  <text:p text:style-name="P11">Display all elements: The user can view all elements in the list.</text:p>
                </text:list-item>
              </text:list>
            </text:list-item>
            <text:list-item>
              <text:p text:style-name="P11">Sets:</text:p>
              <text:list>
                <text:list-item>
                  <text:p text:style-name="P11">Add an element: The user can add an element to the set.</text:p>
                </text:list-item>
                <text:list-item>
                  <text:p text:style-name="P11">Remove an element: The user can remove an element from the set.</text:p>
                </text:list-item>
                <text:list-item>
                  <text:p text:style-name="P11">Display all elements: The user can view all elements in the set.</text:p>
                </text:list-item>
              </text:list>
            </text:list-item>
            <text:list-item>
              <text:p text:style-name="P11">Maps:</text:p>
              <text:list>
                <text:list-item>
                  <text:p text:style-name="P11">Add a key-value pair: The user can add a key-value pair to the map.</text:p>
                </text:list-item>
                <text:list-item>
                  <text:p text:style-name="P11">Remove a key-value pair: The user can remove a key-value pair from the map.</text:p>
                </text:list-item>
                <text:list-item>
                  <text:p text:style-name="P11">Display all key-value pairs: The user can view all key-value pairs in the map.</text:p>
                </text:list-item>
              </text:list>
            </text:list-item>
            <text:list-item>
              <text:p text:style-name="P11">Requirements:</text:p>
              <text:list>
                <text:list-item>
                  <text:p text:style-name="P11">Implement separate classes for each type of collection (ListManager, SetManager, MapManager).</text:p>
                </text:list-item>
                <text:list-item>
                  <text:p text:style-name="P11">Use appropriate collection classes (e.g., ArrayList, LinkedList, HashSet, TreeMap) to store the elements and key-value pairs.</text:p>
                </text:list-item>
                <text:list-item>
                  <text:p text:style-name="P11">Use inheritance and polymorphism to manage different types of collections.</text:p>
                </text:list-item>
                <text:list-item>
                  <text:p text:style-name="P11">Implement exception handling to handle possible errors (e.g., element not found in the list/set, duplicate keys in the map).</text:p>
                </text:list-item>
                <text:list-item>
                  <text:p text:style-name="P11">Provide a user-friendly console interface for the user to interact with the Collection Management System.</text:p>
                </text:list-item>
              </text:list>
            </text:list-item>
          </text:list>
        </text:list-item>
      </text:list>
      <text:p text:style-name="P4"><text:s text:c="18"/>e)Cover all Java collections topics, including Lists, Sets, and Maps</text:p>
      <text:p text:style-name="P7"/>
      <text:p text:style-name="P4"/>
      <text:list xml:id="list102924475412558" text:continue-numbering="true" text:style-name="L1">
        <text:list-item>
          <text:p text:style-name="P8">Add new employees: The user can add details like employee ID, name, department, and salary.</text:p>
        </text:list-item>
      </text:list>
      <text:list xml:id="list3249638014" text:style-name="L2">
        <text:list-item>
          <text:list>
            <text:list-item>
              <text:p text:style-name="P12">Update employee details: The user can update the name, department, or salary of an existing employee based on their employee ID.</text:p>
            </text:list-item>
            <text:list-item>
              <text:p text:style-name="P12">Delete an employee: The user can delete an employee from the system based on their employee ID.</text:p>
            </text:list-item>
            <text:list-item>
              <text:p text:style-name="P12">Display all employees: The user can view a list of all employees and their details.</text:p>
            </text:list-item>
            <text:list-item>
              <text:p text:style-name="P12">Search for an employee: The user can search for an employee by their employee ID and view their details.</text:p>
            </text:list-item>
            <text:list-item>
              <text:p text:style-name="P12">Requirements:</text:p>
              <text:list>
                <text:list-item>
                  <text:p text:style-name="P12">Use Object-Oriented Programming (OOP) principles and create an Employee class with appropriate attributes and methods.</text:p>
                </text:list-item>
                <text:list-item>
                  <text:p text:style-name="P12">Use appropriate data structures (e.g., ArrayList, HashMap) to store the employee data.</text:p>
                </text:list-item>
                <text:list-item>
                  <text:p text:style-name="P12">Implement exception handling to handle possible errors (e.g., invalid employee ID, input validation).</text:p>
                </text:list-item>
                <text:list-item>
                  <text:p text:style-name="P15">Provide a user-friendly console interface for the user to interact with the Employee Management System.</text:p>
                </text:list-item>
              </text:list>
            </text:list-item>
          </text:list>
        </text:list-item>
      </text:list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cm" loext:contextual-spacing="false" fo:line-height="115%" fo:hyphenation-ladder-count="no-limit"/>
      <style:text-properties style:font-name="Arial" fo:font-family="Arial" style:font-family-generic="swiss" style:font-pitch="variable" fo:language="en" fo:country="none" style:letter-kerning="fals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fo:hyphenate="false" loext:hyphenation-no-caps="false"/>
    </style:style>
    <style:style style:name="List_20_Paragraph" style:display-name="List Paragraph" style:family="paragraph" style:parent-style-name="Normal">
      <style:paragraph-properties fo:margin-left="1.27cm" fo:margin-right="0cm" fo:margin-top="0cm" fo:margin-bottom="0.282cm" loext:contextual-spacing="tru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style:text-underline-style="none" fo:font-weight="bold" style:font-weight-asian="bold" style:font-weight-complex="bold"/>
    </style:style>
    <style:style style:name="WW_5f_CharLFO1LVL2" style:display-name="WW_CharLFO1LVL2" style:family="text">
      <style:text-properties style:text-underline-style="none"/>
    </style:style>
    <style:style style:name="WW_5f_CharLFO1LVL3" style:display-name="WW_CharLFO1LVL3" style:family="text">
      <style:text-properties style:text-underline-style="none" fo:font-weight="bold" style:font-weight-asian="bold" style:font-weight-complex="bold"/>
    </style:style>
    <style:style style:name="WW_5f_CharLFO1LVL4" style:display-name="WW_CharLFO1LVL4" style:family="text">
      <style:text-properties style:text-underline-style="none"/>
    </style:style>
    <style:style style:name="WW_5f_CharLFO1LVL5" style:display-name="WW_CharLFO1LVL5" style:family="text">
      <style:text-properties style:text-underline-style="none"/>
    </style:style>
    <style:style style:name="WW_5f_CharLFO1LVL6" style:display-name="WW_CharLFO1LVL6" style:family="text">
      <style:text-properties style:text-underline-style="none"/>
    </style:style>
    <style:style style:name="WW_5f_CharLFO1LVL7" style:display-name="WW_CharLFO1LVL7" style:family="text">
      <style:text-properties style:text-underline-style="none"/>
    </style:style>
    <style:style style:name="WW_5f_CharLFO1LVL8" style:display-name="WW_CharLFO1LVL8" style:family="text">
      <style:text-properties style:text-underline-style="none"/>
    </style:style>
    <style:style style:name="WW_5f_CharLFO1LVL9" style:display-name="WW_CharLFO1LVL9" style:family="text">
      <style:text-properties style:text-underline-style="none"/>
    </style:style>
    <style:style style:name="WW_5f_CharLFO2LVL1" style:display-name="WW_CharLFO2LVL1" style:family="text">
      <style:text-properties style:text-underline-style="none" fo:font-weight="bold" style:font-weight-asian="bold" style:font-weight-complex="bold"/>
    </style:style>
    <style:style style:name="WW_5f_CharLFO2LVL2" style:display-name="WW_CharLFO2LVL2" style:family="text">
      <style:text-properties style:text-underline-style="none"/>
    </style:style>
    <style:style style:name="WW_5f_CharLFO2LVL3" style:display-name="WW_CharLFO2LVL3" style:family="text">
      <style:text-properties style:text-underline-style="none" fo:font-weight="bold" style:font-weight-asian="bold" style:font-weight-complex="bold"/>
    </style:style>
    <style:style style:name="WW_5f_CharLFO2LVL4" style:display-name="WW_CharLFO2LVL4" style:family="text">
      <style:text-properties style:text-underline-style="none"/>
    </style:style>
    <style:style style:name="WW_5f_CharLFO2LVL5" style:display-name="WW_CharLFO2LVL5" style:family="text">
      <style:text-properties style:text-underline-style="none"/>
    </style:style>
    <style:style style:name="WW_5f_CharLFO2LVL6" style:display-name="WW_CharLFO2LVL6" style:family="text">
      <style:text-properties style:text-underline-style="none"/>
    </style:style>
    <style:style style:name="WW_5f_CharLFO2LVL7" style:display-name="WW_CharLFO2LVL7" style:family="text">
      <style:text-properties style:text-underline-style="none"/>
    </style:style>
    <style:style style:name="WW_5f_CharLFO2LVL8" style:display-name="WW_CharLFO2LVL8" style:family="text">
      <style:text-properties style:text-underline-style="none"/>
    </style:style>
    <style:style style:name="WW_5f_CharLFO2LVL9" style:display-name="WW_CharLFO2LVL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/>
    <dc:description/>
    <dc:subject/>
    <meta:initial-creator>Satish Reddy</meta:initial-creator>
    <dc:creator>Satish Reddy</dc:creator>
    <meta:creation-date>2023-08-18T07:12:00Z</meta:creation-date>
    <dc:date>2023-08-18T08:26:00Z</dc:date>
    <meta:editing-cycles>1</meta:editing-cycles>
    <meta:editing-duration>PT4140S</meta:editing-duration>
    <meta:document-statistic meta:table-count="0" meta:image-count="0" meta:object-count="0" meta:page-count="4" meta:paragraph-count="84" meta:word-count="960" meta:character-count="5876" meta:non-whitespace-character-count="5063"/>
    <meta:template xlink:type="simple" xlink:actuate="onRequest" xlink:title="" xlink:href="Normal"/>
  </office:meta>
</office:document-meta>
</file>